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2">A</text:p>
            </table:table-cell>
            <table:table-cell office:value-type="string" table:style-name="Tableau1.A1">
              <text:p text:style-name="P2">B</text:p>
            </table:table-cell>
            <table:table-cell office:value-type="string" table:style-name="Tableau1.C1">
              <text:p text:style-name="P2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10-11-25T10:03:45</dc:date><text:p>Error while evaluating expression "leni(persons)".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